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text-properties officeooo:rsid="00091a44" officeooo:paragraph-rsid="00091a44"/>
    </style:style>
    <style:style style:name="P2" style:family="paragraph" style:parent-style-name="Standard">
      <style:text-properties officeooo:rsid="000a07e2" officeooo:paragraph-rsid="00091a44"/>
    </style:style>
    <style:style style:name="P3" style:family="paragraph" style:parent-style-name="Standard">
      <style:text-properties officeooo:rsid="000a40ff" officeooo:paragraph-rsid="000a4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sätzliche Quellen der DS:<text:line-break/><text:line-break/>Allgemein:<text:line-break/>https://ec.europa.eu/eurostat/web/interactive-publications/demography-2024?utm_source=chatgpt.com<text:line-break/><text:line-break/>Durchschnittsalter; eurostat; 2019-2024:<text:line-break/><text:line-break/><text:a xlink:type="simple" xlink:href="https://ec.europa.eu/eurostat/databrowser/view/DEMO_PJANIND__custom_10294214/bookmark/table?lang=en&amp;bookmarkId=ebaeec0d-6963-4f2d-b064-8f4bfa193b4d" text:style-name="Internet_20_link" text:visited-style-name="Visited_20_Internet_20_Link">https://ec.europa.eu/eurostat/databrowser/view/DEMO_PJANIND__custom_10294214/bookmark/table?lang=en&amp;bookmarkId=ebaeec0d-6963-4f2d-b064-8f4bfa193b4d</text:a><text:line-break/><text:line-break/>Bevölkerungsanteil Ü65:2003 bis 2024<text:line-break/><text:a xlink:type="simple" xlink:href="https://ec.europa.eu/eurostat/databrowser/view/demo_pjanind__custom_11304223/bookmark/table?lang=en&amp;bookmarkId=9fefce0d-a418-4935-be9b-d7f7714b1a13" text:style-name="Internet_20_link" text:visited-style-name="Visited_20_Internet_20_Link">https://ec.europa.eu/eurostat/databrowser/view/demo_pjanind__custom_11304223/bookmark/table?lang=en&amp;bookmarkId=9fefce0d-a418-4935-be9b-d7f7714b1a13</text:a><text:line-break/><text:line-break/>Ausgaben Pensionen:<text:line-break/><text:a xlink:type="simple" xlink:href="https://ec.europa.eu/eurostat/statistics-explained/index.php?title=Social_protection_statistics_-_overview#Expenditure_on_pensions" text:style-name="Internet_20_link" text:visited-style-name="Visited_20_Internet_20_Link">https://ec.europa.eu/eurostat/statistics-explained/index.php?title=Social_protection_statistics_-_overview#Expenditure_on_pensions</text:a></text:p>
      <text:p text:style-name="P2"/>
      <text:p text:style-name="P3">GDP Europa:<text:line-break/><text:a xlink:type="simple" xlink:href="https://ec.europa.eu/eurostat/databrowser/view/tipsna40/default/table?lang=en" text:style-name="Internet_20_link" text:visited-style-name="Visited_20_Internet_20_Link">https://ec.europa.eu/eurostat/databrowser/view/tipsna40/default/table?lang=en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3T23:25:17.861000000</meta:creation-date>
    <dc:date>2025-07-06T19:00:34.641000000</dc:date>
    <meta:editing-duration>PT5H43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" meta:word-count="21" meta:character-count="755" meta:non-whitespace-character-count="731"/>
  </office:meta>
</office:document-meta>
</file>